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24e6cc" officeooo:paragraph-rsid="00038f17" style:font-size-asian="12pt" style:font-style-asian="italic" style:font-size-complex="12pt" style:font-style-complex="italic"/>
    </style:style>
    <style:style style:name="P2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22110d" officeooo:paragraph-rsid="00038f17" style:font-size-asian="12pt" style:font-style-asian="italic" style:font-size-complex="12pt" style:font-style-complex="italic"/>
    </style:style>
    <style:style style:name="P3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2292ec" officeooo:paragraph-rsid="00038f17" style:font-size-asian="12pt" style:font-style-asian="italic" style:font-size-complex="12pt" style:font-style-complex="italic"/>
    </style:style>
    <style:style style:name="P4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023209d" officeooo:paragraph-rsid="00038f17" style:font-size-asian="12pt" style:font-style-asian="italic" style:font-size-complex="12pt" style:font-style-complex="italic"/>
    </style:style>
    <style:style style:name="P5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normal" officeooo:rsid="0103071a" officeooo:paragraph-rsid="00038f17" style:font-size-asian="12pt" style:font-style-asian="italic" style:font-size-complex="12pt" style:font-style-complex="italic"/>
    </style:style>
    <style:style style:name="P6" style:family="paragraph" style:parent-style-name="Standard">
      <style:text-properties fo:font-variant="normal" fo:text-transform="none" fo:color="#252525" style:font-name="Liberation Serif" fo:font-size="12pt" fo:letter-spacing="normal" fo:font-style="italic" fo:font-weight="bold" officeooo:rsid="002292ec" officeooo:paragraph-rsid="00038f17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ec1c8" officeooo:paragraph-rsid="00038f17" style:font-size-asian="12pt" style:font-size-complex="12pt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12002bf" officeooo:paragraph-rsid="00038f17" style:font-size-asian="12pt" style:font-size-complex="12pt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ef34e" officeooo:paragraph-rsid="00038f17" style:font-size-asian="12pt" style:font-size-complex="12pt"/>
    </style:style>
    <style:style style:name="P1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1f5af7" officeooo:paragraph-rsid="00038f17" style:font-size-asian="12pt" style:font-size-complex="12pt"/>
    </style:style>
    <style:style style:name="P1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0bc6e" officeooo:paragraph-rsid="00038f17" style:font-size-asian="12pt" style:font-size-complex="12pt"/>
    </style:style>
    <style:style style:name="P1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676e9" officeooo:paragraph-rsid="00038f17" style:font-size-asian="12pt" style:font-size-complex="12pt"/>
    </style:style>
    <style:style style:name="P1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2110d" officeooo:paragraph-rsid="00038f17" style:font-size-asian="12pt" style:font-size-complex="12pt"/>
    </style:style>
    <style:style style:name="P1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3209d" officeooo:paragraph-rsid="00038f17" style:font-size-asian="12pt" style:font-style-asian="normal" style:font-size-complex="12pt" style:font-style-complex="normal"/>
    </style:style>
    <style:style style:name="P1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024e6cc" officeooo:paragraph-rsid="00038f17" style:font-size-asian="12pt" style:font-style-asian="normal" style:font-size-complex="12pt" style:font-style-complex="normal"/>
    </style:style>
    <style:style style:name="T1" style:family="text">
      <style:text-properties officeooo:rsid="0103071a"/>
    </style:style>
    <style:style style:name="T2" style:family="text">
      <style:text-properties officeooo:rsid="031457c8"/>
    </style:style>
    <style:style style:name="T3" style:family="text">
      <style:text-properties officeooo:rsid="0120bb6a"/>
    </style:style>
    <style:style style:name="T4" style:family="text">
      <style:text-properties officeooo:rsid="01022029"/>
    </style:style>
    <style:style style:name="T5" style:family="text">
      <style:text-properties officeooo:rsid="001f5af7"/>
    </style:style>
    <style:style style:name="T6" style:family="text">
      <style:text-properties officeooo:rsid="002292ec"/>
    </style:style>
    <style:style style:name="T7" style:family="text">
      <style:text-properties officeooo:rsid="0022110d"/>
    </style:style>
    <style:style style:name="T8" style:family="text">
      <style:text-properties officeooo:rsid="03145d6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24e6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8"><text:s/></text:p>
      <text:p text:style-name="P7">В конце февраля, год спустя после того, как я сказал маме, что согласен на операцию, мне пришлось лечь под нож. </text:p>
      <text:p text:style-name="P7">Давши слово — держись.</text:p>
      <text:p text:style-name="P7">С вечера и всё ночь у меня резко болел живот, а вызванная утром «скорая» определила у меня аппендикс, который нужно удалить пока не поздно.</text:p>
      <text:p text:style-name="P7">До машины я дошёл сам, но там пришлось лечь в низкие брезентовые носилки, что стояли на полу. </text:p>
      <text:p text:style-name="P9">Мама тоже хотела поехать, но по Нежинской шла её знакомая, которая опаздывала на <text:s/>работу и мама уступила ей <text:s/>своё место в тесной «скорой». </text:p>
      <text:p text:style-name="P9">Она всегда говорила, что Юлия Семёновна очень хороший юридический консультант.</text:p>
      <text:p text:style-name="P7"/>
      <text:p text:style-name="P9">В городской больнице меня тоже поленились выносить носилками, пришлось подыматься на второй этаж самому и, переодевшись в больничный халат, самому <text:span text:style-name="T2">же </text:span>идти в операционную.</text:p>
      <text:p text:style-name="P9">Там мне помогли лечь на стол и широкими ремнями привязали к нему мои руки и ноги.</text:p>
      <text:p text:style-name="P9">На высокую рамку поверх лица набросили белую простынь, чтоб я не видел, что они там вытворяют. </text:p>
      <text:p text:style-name="P9">Позади <text:span text:style-name="T2">моей </text:span>головы стояла санитарка, которую я тоже не мог видеть и задавала всякие отвлекающие вопросы. Они <text:span text:style-name="T3">служили вместо</text:span> наркоза, потому что мне сделали только местную анестезию шприцем в живот.</text:p>
      <text:p text:style-name="P9">Обезболивание сработало. Я чувствовал и понимал, что это они там меня режут, но воспринималось <text:span text:style-name="T2">всё </text:span>это <text:span text:style-name="T3">так, </text:span>словно режут неснятые брюки.</text:p>
      <text:p text:style-name="P9">Только под конец несколько раз было больно. Я даже застонал сквозь зубы, но санитарка над головой начала говорить какой я молодец, и что она ещё не видела таких терпеливых.</text:p>
      <text:p text:style-name="P9"><text:s/>Пришлось заткнуться и дотерпливать молча.</text:p>
      <text:p text:style-name="P9">Но в палату меня всё-таки отвезли на каталке.</text:p>
      <text:p text:style-name="P9">Че<text:span text:style-name="T4">р</text:span>ез пару дней мне принесли записку от Влади. </text:p>
      <text:p text:style-name="P9">Он писал, что его не пропускают, что наш класс придёт меня проведать, когда мне разрешат вставать и чтоб я поскорей выписывался, а то Чуба оборзел и прыгает на него как мазандаранский тигр.</text:p>
      <text:p text:style-name="P9">Мне тогда <text:span text:style-name="T5">ещё не позволяли </text:span>напрягаться <text:span text:style-name="T5">и рекомендовали сдерживать кашель, чтоб швы не разошлись. Но разве тут удержишься? </text:span></text:p>
      <text:p text:style-name="P10">«Чуба маза...» — и я втыкался лицом в подушку — сдержать подкатывающийся хохот — <text:s/>«..ндаранский тигр»! Хха! Хха! Ой, больно. Сука ты, Владя! </text:p>
      <text:p text:style-name="P10">«тигр Чуба мазанда...» Хха! Хха! Аж до слёз... Хха! </text:p>
      <text:p text:style-name="P11">Через десять дней меня выписали, а ещё через неделю я пришёл в больницу, чтоб мне выдернули нитки швов из живота и дали справку об освобождении от физкультуры на один месяц.</text:p>
      <text:p text:style-name="P9"/>
      <text:p text:style-name="P11">Кстати, почерк у Влади — чемпион по неразборчивости. </text:p>
      <text:p text:style-name="P11">Когда он сдавал на проверку письменные сочинения, учительница литературы размашисто перечёркивала их крест-накрест красными чернилами.</text:p>
      <text:p text:style-name="P11">Порой он сам не знал что понаписывал и звал меня на помощь.</text:p>
      <text:p text:style-name="P11">Я был экспертом и третейским судьёй в его криптографических диспутах с Зоей Ильиничной:</text:p>
      <text:p text:style-name="P11">- Вот посмотрите, это у него «е» такая, а вот тут это уже «а».</text:p>
      <text:p text:style-name="P11">- <text:span text:style-name="T6">Какая «е», какая «а»? Это же всё просто «галочки»!</text:span></text:p>
      <text:p text:style-name="P11">- <text:span text:style-name="T6">Да, точно, но у этой вот «галочки» хвостик длиннее. Видите?</text:span></text:p>
      <text:p text:style-name="P11"/>
      <text:p text:style-name="P12">У меня с отцом состоялся трудный разговор.</text:p>
      <text:p text:style-name="P12">Он сказал, чтоб я постригся — хожу патлатый, как непонятно что. <text:span text:style-name="T1">Н</text:span>а работе <text:span text:style-name="T1">е</text:span>го вызывал к <text:soft-page-break/>себе замполит.</text:p>
      <text:p text:style-name="P12">Рембаза ремонтирует <text:span text:style-name="T3">не простые </text:span>вертолёты, <text:span text:style-name="T3">а</text:span> военные и потому там есть замполит в высоком офицерском <text:span text:style-name="T2">чине</text:span>, как и остальные начальники.</text:p>
      <text:p text:style-name="P12">Замполит приказал отцу, чтоб его сын в таком виде больше не ходил по городу.</text:p>
      <text:p text:style-name="P12">Конечно, я мечтал о длинных, как у битлов, волосах. <text:s/></text:p>
      <text:p text:style-name="P12">До них мне было далеко, но и мои уже начинали доставать до верха лопаток на спине. Если хорошенько запрокинуть голову назад.</text:p>
      <text:p text:style-name="P12">На недавнем КВН я с выключенным микрофоном в руках, типа, пел под запись Дина Рида «Иерихон», охлёстывая волосами своё лицо.</text:p>
      <text:p text:style-name="P12">Вот и дохлестался. </text:p>
      <text:p text:style-name="P12">Откуда бы тот замполит узнал, что я сын рабочего Рембазы, если б ему не доложили? Мало что ли битлаков по городу <text:span text:style-name="T2">шастает</text:span>?</text:p>
      <text:p text:style-name="P12">Я недолго перечил отцу, ведь я сидел на его шее, а замполит грозил<text:span text:style-name="T2">ся</text:span> увольнением.</text:p>
      <text:p text:style-name="P11"/>
      <text:p text:style-name="P11">Весной в школе распространилась инфекция. </text:p>
      <text:p text:style-name="P11">Она особенно свирепствовала в нашем классе. Тут сосредоточились наиболее острые формы проявления и основные её разносчики.</text:p>
      <text:p text:style-name="P11">Мы с Владей сидели за последним столом — в кабинете химии вместо парт стояли столы и табуреты. В центре квадратного сиденья каждого табурета имелась прорезь, чтоб<text:span text:style-name="T2">ы, </text:span>просуну<text:span text:style-name="T2">в</text:span> <text:span text:style-name="T2">туда</text:span> кисть руки, <text:span text:style-name="T2">мог</text:span> <text:span text:style-name="T2">от</text:span>нести <text:span text:style-name="T2">его </text:span>в нужном направлении.</text:p>
      <text:p text:style-name="P11">Когда нам надоело заниматься резьбой по дереву, а в чёрных сиденьях наших табуретов белели <text:s/>глубокие шрамы: Beatles и Rolling Stones, <text:span text:style-name="T7">мы огляделись вокруг — чем бы ещё заняться?</text:span></text:p>
      <text:p text:style-name="P13">Наивность, конечно, беспредельная — чем ты можешь заняться на уроке в десятом классе?</text:p>
      <text:p text:style-name="P13">Практически, нечем.</text:p>
      <text:p text:style-name="P13">И вот тут на нас нашло и поехало — так мы начали писать стихи.</text:p>
      <text:p text:style-name="P13">Преобильнейшее стихоизвержение. В различных формах и жанрах.</text:p>
      <text:p text:style-name="P13">На переменах мы показывали друзьям свои творения. </text:p>
      <text:p text:style-name="P13">Смеялись сами, и они хохотали не подозревая, что вирус стихоплётства разрушает оболочку и их иммунной системы...</text:p>
      <text:p text:style-name="P13">Многие начали пробовать свои рифмовальные данные. </text:p>
      <text:p text:style-name="P13">Даже Чуба чего-то там наэпиграммил.</text:p>
      <text:p text:style-name="P13">Но неоспоримые корифеи этого дела восседали, разумеется, за последним столом.</text:p>
      <text:p text:style-name="P13">Остаётся лишь радоваться, что эпидемия миновала без летальных исходов.</text:p>
      <text:p text:style-name="P13"/>
      <text:p text:style-name="P2"><text:span text:style-name="T1">(...е</text:span>сли бы те разрозненные, выдранные из тетрадок листки собрать воедино, получился бы сборник начинающих <text:span text:style-name="T6">пиитов. </text:span></text:p>
      <text:p text:style-name="P3">Пылился бы на полках, мечтая: что придёт черёд...</text:p>
      <text:p text:style-name="P3">Вряд ли кто-<text:span text:style-name="T8">то</text:span> из моих одноклассников помнит о той повальной рифмо-эпидемии.</text:p>
      <text:p text:style-name="P3"><text:s/>Вряд ли кто-нибудь узнал <text:span text:style-name="T1">бы </text:span>даже собственные строки. Да и зачем? </text:p>
      <text:p text:style-name="P3">Конечная цель — ничто. Главный кайф в делании.</text:p>
      <text:p text:style-name="P3">Хотя мне и теперь не стыдно за ту пространную элегию, что начиналась:</text:p>
      <text:p text:style-name="P3"><text:tab/><text:tab/><text:tab/><text:span text:style-name="T9">И я уйду когда-нибудь в разбойники - </text:span></text:p>
      <text:p text:style-name="P6"><text:s text:c="2"/><text:tab/><text:tab/><text:tab/>Трудом свой хлеб насущный добывать.</text:p>
      <text:p text:style-name="P6"><text:tab/><text:tab/><text:tab/>Я днём всё буду спать,</text:p>
      <text:p text:style-name="P6"><text:tab/><text:tab/><text:tab/>Холодный борщ дожёвывать,</text:p>
      <text:p text:style-name="P6"><text:tab/><text:tab/><text:tab/>А в третью смену стану я прохожих обирать...</text:p>
      <text:p text:style-name="P3">Потом, конечно, меня застрелят, потому что элегия <text:span text:style-name="T8">это </text:span>грустный жанр, и, валяясь в придорожном бурьяне:</text:p>
      <text:p text:style-name="P3"><text:tab/><text:tab/><text:tab/><text:span text:style-name="T9">...я не смогу понять главой хладеющей -</text:span></text:p>
      <text:p text:style-name="P6"><text:tab/><text:tab/><text:tab/>Зачем понадобилось убивать?</text:p>
      <text:p text:style-name="P6"><text:tab/><text:tab/><text:tab/>Ведь пистолет носил я деревянный</text:p>
      <text:p text:style-name="P6"><text:soft-page-break/><text:tab/><text:tab/><text:tab/>И людям всегда «здрасьте!» говорил,</text:p>
      <text:p text:style-name="P6"><text:tab/><text:tab/><text:tab/>А брал лишь три копейки для трамвая </text:p>
      <text:p text:style-name="P6"><text:tab/><text:tab/><text:tab/>И, извинившись, тихо уходил...</text:p>
      <text:p text:style-name="P3"/>
      <text:p text:style-name="P4">Много воды утекло в Варандé с тех пор и, как сказал классик с брегов Невы, по кличке Обезьян:</text:p>
      <text:p text:style-name="P4"><text:tab/><text:tab/><text:tab/><text:span text:style-name="T9">Иных уж нет, а я — далече...</text:span></text:p>
      <text:p text:style-name="P5">Это я, типа, покрасовался <text:span text:style-name="T8">тут тебе </text:span>своей причастностью к эрудиции, но надо признать, что мне не чужд <text:span text:style-name="T3">также и </text:span>сволочизм.</text:p>
      <text:p text:style-name="P4">Есть вещи, о которых и вспоминать не хочется, не то что рассказывать. </text:p>
      <text:p text:style-name="P4">Однако, выставлять себя <text:span text:style-name="T1">всесторонне</text:span> хорошим глупо и нечестно. </text:p>
      <text:p text:style-name="P4">Я — не хороший, я — разный...<text:span text:style-name="T1">)</text:span></text:p>
      <text:p text:style-name="P4"/>
      <text:p text:style-name="P14">Стало быть, финал КВН мы в том году проиграли команде из престижной одиннадцатой школы.</text:p>
      <text:p text:style-name="P14">В приветствии мы вытащили на сцену макет корабля; точно такой же, как пару месяцев до нас вытаскивали в КВН на Центральном телевидении. И шутки наши пошу<text:span text:style-name="T1">тили там же</text:span> за два месяца до нас.</text:p>
      <text:p text:style-name="P14">Одиннадцатая школа вышла в чёрных цилиндрах из плотной бумаги, которые в конце приветствия <text:span text:style-name="T8">они </text:span>подарили нашей команде. Шуток у них вовсе не было, но зато и в краже не обвинишь.</text:p>
      <text:p text:style-name="P14">Мне цилиндра не досталось. Их капитан подарил <text:span text:style-name="T8">свой </text:span><text:s/>жюри и сказал, что теперь дело в шляпе. </text:p>
      <text:p text:style-name="P14"/>
      <text:p text:style-name="P14"><text:span text:style-name="T1">П</text:span>осле поражения,<text:span text:style-name="T1">когда</text:span> наша команда редеющ<text:span text:style-name="T8">ей</text:span> <text:span text:style-name="T8">группой </text:span><text:s/>шла по ночному Посёлку, расходясь по домам без щитов, но при цилиндрах, <text:span text:style-name="T10">мне стало обидно, что у меня такого нет</text:span>. <text:s/></text:p>
      <text:p text:style-name="P15">До <text:span text:style-name="T8">нашей </text:span>школы дошли только Валя Писанко и я. И тут я коварно попросил у Вали её цилиндр, якобы просто примерить. <text:s/></text:p>
      <text:p text:style-name="P15">Она доверчиво дала, а я, нахлобучив его себе на голову, убежал вдоль по Нежинской, зная, что ей в другую сторону.</text:p>
      <text:p text:style-name="P15">Она не гналась за мной, а лишь кричала вслед:</text:p>
      <text:p text:style-name="P15">- Сергей! Отдай! Так нечестно!</text:p>
      <text:p text:style-name="P15">Я знал, что нечестно, но не вернулся и не отдал. </text:p>
      <text:p text:style-name="P15">Зачем?</text:p>
      <text:p text:style-name="P15">На следующее утро в сарае, где я спал, мне на него и смотреть было тошно. Кусок ватмана извозюканный чёрной гуашью. Награбленное добро.</text:p>
      <text:p text:style-name="P1"/>
      <text:p text:style-name="P1"><text:span text:style-name="T1">(...т</text:span>ак что, я — разный, и подлости мне не занимать...<text:span text:style-name="T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1T17:11:22.836050623</meta:creation-date>
    <dc:date>2017-03-01T17:11:29.171873612</dc:date>
    <dc:creator>sehrguey </dc:creator>
    <meta:editing-duration>PT6S</meta:editing-duration>
    <meta:editing-cycles>1</meta:editing-cycles>
    <meta:document-statistic meta:table-count="0" meta:image-count="0" meta:object-count="0" meta:page-count="3" meta:paragraph-count="89" meta:word-count="1185" meta:character-count="7400" meta:non-whitespace-character-count="6214"/>
    <meta:generator>LibreOffice/4.3.3.2$Linux_x86 LibreOffice_project/430m0$Build-2</meta:generator>
  </office:meta>
</office:document-meta>
</file>